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30b" officeooo:paragraph-rsid="000dc30b"/>
    </style:style>
    <style:style style:name="P2" style:family="paragraph" style:parent-style-name="Standard">
      <style:text-properties fo:font-weight="normal" officeooo:rsid="000dc30b" officeooo:paragraph-rsid="000dc30b" style:font-weight-asian="normal" style:font-weight-complex="normal"/>
    </style:style>
    <style:style style:name="P3" style:family="paragraph" style:parent-style-name="Standard">
      <style:text-properties fo:font-weight="bold" officeooo:rsid="000dc30b" officeooo:paragraph-rsid="000dc30b" style:font-weight-asian="bold" style:font-weight-complex="bold"/>
    </style:style>
    <style:style style:name="P4" style:family="paragraph" style:parent-style-name="Standard">
      <style:text-properties fo:font-size="14pt" fo:font-weight="bold" officeooo:rsid="000dc30b" officeooo:paragraph-rsid="000dc30b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dc30b" officeooo:paragraph-rsid="000dc30b" style:font-weight-asian="bold" style:font-weight-complex="bold"/>
    </style:style>
    <style:style style:name="P6" style:family="paragraph" style:parent-style-name="Standard">
      <style:text-properties fo:font-size="14pt" fo:font-weight="bold" officeooo:rsid="000dc30b" officeooo:paragraph-rsid="000dc30b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0dc30b" officeooo:paragraph-rsid="000dc30b" style:font-weight-asian="normal" style:font-weight-complex="normal"/>
    </style:style>
    <style:style style:name="T1" style:family="text">
      <style:text-properties officeooo:rsid="000dc30b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7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PI End Points</text:span></text:p>
      <text:p text:style-name="Standard"/>
      <text:p text:style-name="P1"><text:s/><text:span text:style-name="T2">Admin</text:span></text:p>
      <text:p text:style-name="P3"/>
      <text:p text:style-name="P4">Base URL</text:p>
      <text:p text:style-name="P2">The base URL of Admin for all API endpoints is:</text:p>
      <text:p text:style-name="P2"><text:a xlink:type="simple" xlink:href="http://localhost:8070/his/admin" text:style-name="Internet_20_link" text:visited-style-name="Visited_20_Internet_20_Link">http://localhost:8070/his/admin</text:a></text:p>
      <text:p text:style-name="P2"/>
      <text:p text:style-name="P4">Authentication</text:p>
      <text:p text:style-name="P2">All requests to the API must include an authentication token in the header. You can obtain the token after successful authentication.</text:p>
      <text:p text:style-name="P2"/>
      <text:p text:style-name="P4">EndPoints:</text:p>
      <text:p text:style-name="P2"/>
      <text:p text:style-name="P3">1.Add Doctor</text:p>
      <text:p text:style-name="P3"><text:s text:c="5"/><text:span text:style-name="T3">a) Endpoint: /</text:span>addDoctor</text:p>
      <text:p text:style-name="P3"><text:span text:style-name="T3"><text:s text:c="5"/>b) Request Type: </text:span>Post</text:p>
      <text:p text:style-name="P3"><text:s text:c="5"/><text:span text:style-name="T3">c) Request URL Parameter: </text:span>none</text:p>
      <text:p text:style-name="P3"><text:span text:style-name="T3"><text:s text:c="5"/>d) Response Body : </text:span>none</text:p>
      <text:p text:style-name="P2"><text:s text:c="5"/>e) Request Body:</text:p>
      <text:p text:style-name="P2"><text:s/><text:tab/>{</text:p>
      <text:p text:style-name="P2"><text:tab/><text:tab/>“firstName” : “Darshit”,</text:p>
      <text:p text:style-name="P2"><text:tab/><text:tab/>“lastName” : “Jakhaniya”,</text:p>
      <text:p text:style-name="P2"><text:tab/><text:tab/>“email” : “<text:a xlink:type="simple" xlink:href="mailto:dj@gmail.com" text:style-name="Internet_20_link" text:visited-style-name="Visited_20_Internet_20_Link">dj@gmail.com</text:a>”,</text:p>
      <text:p text:style-name="P2"><text:tab/><text:tab/>“phone” : “98254566355”,</text:p>
      <text:p text:style-name="P2"><text:tab/><text:tab/>“gender” : “male”,</text:p>
      <text:p text:style-name="P2"><text:tab/><text:tab/>“bloodGroup” : “B+”,</text:p>
      <text:p text:style-name="P2"><text:tab/><text:tab/>“specialization” : “Heart Surgeon”,</text:p>
      <text:p text:style-name="P2"><text:tab/><text:tab/>“experience” : “10 years”,</text:p>
      <text:p text:style-name="P2"><text:tab/><text:tab/>“address” : “Botad, Gujarat”,</text:p>
      <text:p text:style-name="P2"><text:tab/><text:tab/>“birthDate” : “25-08-2002”,</text:p>
      <text:p text:style-name="P2"><text:tab/><text:tab/>“image” : “darshit.jpeg”</text:p>
      <text:p text:style-name="P2"><text:tab/>}</text:p>
      <text:p text:style-name="P2"/>
      <text:p text:style-name="P2"/>
      <text:p text:style-name="P3">2.Add Nurse</text:p>
      <text:p text:style-name="P3"><text:s text:c="5"/><text:span text:style-name="T3">a) Endpoint: /</text:span>addNurse</text:p>
      <text:p text:style-name="P3"><text:span text:style-name="T3"><text:s text:c="5"/>b) Request Type: </text:span>Post</text:p>
      <text:p text:style-name="P3"><text:s text:c="5"/><text:span text:style-name="T3">c) Request URL Parameter: </text:span>none</text:p>
      <text:p text:style-name="P3"><text:span text:style-name="T3"><text:s text:c="5"/>d) Response Body : </text:span>none</text:p>
      <text:p text:style-name="P2"><text:s text:c="5"/>e) Request Body:</text:p>
      <text:p text:style-name="P2"><text:s/><text:tab/>{</text:p>
      <text:p text:style-name="P2"><text:tab/><text:tab/>“firstName” : “Jay”,</text:p>
      <text:p text:style-name="P2"><text:tab/><text:tab/>“lastName” : “Panchal”,</text:p>
      <text:p text:style-name="P2"><text:tab/><text:tab/>“email” : “jp<text:a xlink:type="simple" xlink:href="mailto:dj@gmail.com" text:style-name="Internet_20_link" text:visited-style-name="Visited_20_Internet_20_Link">@gmail.com</text:a>”,</text:p>
      <text:p text:style-name="P2"><text:tab/><text:tab/>“phone” : “9545645879”,</text:p>
      <text:p text:style-name="P2"><text:tab/><text:tab/>“gender” : “male”,</text:p>
      <text:p text:style-name="P2"><text:tab/><text:tab/>“bloodGroup” : “A+”,</text:p>
      <text:p text:style-name="P2"><text:tab/><text:tab/>“specialization” : null,</text:p>
      <text:p text:style-name="P2"><text:tab/><text:tab/>“experience” : “4 years”,</text:p>
      <text:p text:style-name="P2"><text:tab/><text:tab/>“address” : “Kapadvanj, Gujarat”,</text:p>
      <text:p text:style-name="P2"><text:tab/><text:tab/>“birthDate” : “14-02-2000”,</text:p>
      <text:p text:style-name="P2"><text:soft-page-break/><text:tab/><text:tab/>“image” : “jay.jpeg”</text:p>
      <text:p text:style-name="P2"><text:tab/>}</text:p>
      <text:p text:style-name="P2"/>
      <text:p text:style-name="P3">3.Add Pharmacist</text:p>
      <text:p text:style-name="P3"><text:s text:c="5"/><text:span text:style-name="T3">a) Endpoint: /</text:span>addPharma</text:p>
      <text:p text:style-name="P3"><text:span text:style-name="T3"><text:s text:c="5"/>b) Request Type: </text:span>Post</text:p>
      <text:p text:style-name="P3"><text:s text:c="5"/><text:span text:style-name="T3">c) Request URL Parameter: </text:span>none</text:p>
      <text:p text:style-name="P3"><text:span text:style-name="T3"><text:s text:c="5"/>d) Response Body : </text:span>none</text:p>
      <text:p text:style-name="P2"><text:s text:c="5"/>e) Request Body:</text:p>
      <text:p text:style-name="P2"><text:s/><text:tab/>{</text:p>
      <text:p text:style-name="P2"><text:tab/><text:tab/>“firstName” : “Harshil”,</text:p>
      <text:p text:style-name="P2"><text:tab/><text:tab/>“lastName” : “Buha”,</text:p>
      <text:p text:style-name="P2"><text:tab/><text:tab/>“email” : “hb<text:a xlink:type="simple" xlink:href="mailto:dj@gmail.com" text:style-name="Internet_20_link" text:visited-style-name="Visited_20_Internet_20_Link">@gmail.com</text:a>”,</text:p>
      <text:p text:style-name="P2"><text:tab/><text:tab/>“phone” : “9213456884”,</text:p>
      <text:p text:style-name="P2"><text:tab/><text:tab/>“gender” : “male”,</text:p>
      <text:p text:style-name="P2"><text:tab/><text:tab/>“bloodGroup” : “O+”,</text:p>
      <text:p text:style-name="P2"><text:tab/><text:tab/>“address” : “Amreli, Gujarat”,</text:p>
      <text:p text:style-name="P2"><text:tab/><text:tab/>“birthDate” : “24-04-2002”,</text:p>
      <text:p text:style-name="P2"><text:tab/><text:tab/>“image” : “harshil.jpeg”</text:p>
      <text:p text:style-name="P2"><text:tab/>}</text:p>
      <text:p text:style-name="P2"/>
      <text:p text:style-name="P2"/>
      <text:p text:style-name="P3">4.Add Receptionist</text:p>
      <text:p text:style-name="P3"><text:s text:c="5"/><text:span text:style-name="T3">a) Endpoint: /</text:span>addReceptionist</text:p>
      <text:p text:style-name="P3"><text:span text:style-name="T3"><text:s text:c="5"/>b) Request Type: </text:span>Post</text:p>
      <text:p text:style-name="P3"><text:s text:c="5"/><text:span text:style-name="T3">c) Request URL Parameter: </text:span>none</text:p>
      <text:p text:style-name="P3"><text:span text:style-name="T3"><text:s text:c="5"/>d) Response Body : </text:span>none</text:p>
      <text:p text:style-name="P2"><text:s text:c="5"/>e) Request Body:</text:p>
      <text:p text:style-name="P2"><text:s/><text:tab/>{</text:p>
      <text:p text:style-name="P2"><text:tab/><text:tab/>“firstName” : “Saloni”,</text:p>
      <text:p text:style-name="P2"><text:tab/><text:tab/>“lastName” : “Maheshwari”,</text:p>
      <text:p text:style-name="P2"><text:tab/><text:tab/>“email” : “sm<text:a xlink:type="simple" xlink:href="mailto:dj@gmail.com" text:style-name="Internet_20_link" text:visited-style-name="Visited_20_Internet_20_Link">@gmail.com</text:a>”,</text:p>
      <text:p text:style-name="P2"><text:tab/><text:tab/>“phone” : “9632123545”,</text:p>
      <text:p text:style-name="P2"><text:tab/><text:tab/>“gender” : “female”,</text:p>
      <text:p text:style-name="P2"><text:tab/><text:tab/>“bloodGroup” : “A-”,</text:p>
      <text:p text:style-name="P2"><text:tab/><text:tab/>“address” : “Jodhpur, Rajasthan”,</text:p>
      <text:p text:style-name="P2"><text:tab/><text:tab/>“birthDate” : “27-08-1999”,</text:p>
      <text:p text:style-name="P2"><text:tab/><text:tab/>“image” : “sini.jpeg”</text:p>
      <text:p text:style-name="P2"><text:tab/>}</text:p>
      <text:p text:style-name="P3"/>
      <text:p text:style-name="P3"/>
      <text:p text:style-name="P3">5.View Doctor List</text:p>
      <text:p text:style-name="P3"><text:s text:c="5"/><text:span text:style-name="T3">a) Endpoint: /</text:span>viewDoctors</text:p>
      <text:p text:style-name="P3"><text:span text:style-name="T3"><text:s text:c="5"/>b) Request Type: </text:span>Get</text:p>
      <text:p text:style-name="P3"><text:s text:c="5"/><text:span text:style-name="T3">c) Request URL Parameter: </text:span>none</text:p>
      <text:p text:style-name="P3"><text:span text:style-name="T3"><text:s text:c="5"/>d) Request Body : </text:span>none</text:p>
      <text:p text:style-name="P2"><text:s text:c="5"/>e) Response Body:</text:p>
      <text:p text:style-name="P2"><text:s text:c="9"/>{<text:tab/>list : [</text:p>
      <text:p text:style-name="P2"><text:s text:c="11"/>{</text:p>
      <text:p text:style-name="P2"><text:tab/><text:tab/>“firstName” : “Darshit”,</text:p>
      <text:p text:style-name="P2"><text:tab/><text:tab/>“lastName” : “Jakhaniya”,</text:p>
      <text:p text:style-name="P2"><text:tab/><text:tab/>“email” : “<text:a xlink:type="simple" xlink:href="mailto:dj@gmail.com" text:style-name="Internet_20_link" text:visited-style-name="Visited_20_Internet_20_Link">dj@gmail.com</text:a>”,</text:p>
      <text:p text:style-name="P2"><text:soft-page-break/><text:tab/><text:tab/>“phone” : “98254566355”,</text:p>
      <text:p text:style-name="P2"><text:tab/><text:tab/>“gender” : “male”,</text:p>
      <text:p text:style-name="P2"><text:tab/><text:tab/>“bloodGroup” : “B+”,</text:p>
      <text:p text:style-name="P2"><text:tab/><text:tab/>“specialization” : “Heart Surgeon”,</text:p>
      <text:p text:style-name="P2"><text:tab/><text:tab/>“experience” : “10 years”,</text:p>
      <text:p text:style-name="P2"><text:tab/><text:tab/>“address” : “Botad, Gujarat”,</text:p>
      <text:p text:style-name="P2"><text:tab/><text:tab/>“birthDate” : “25-08-2002”,</text:p>
      <text:p text:style-name="P2"><text:tab/><text:tab/>“image” : “darshit.jpeg”</text:p>
      <text:p text:style-name="P2"><text:tab/>},</text:p>
      <text:p text:style-name="P2"><text:s text:c="12"/></text:p>
      <text:p text:style-name="P2"><text:s text:c="12"/>{</text:p>
      <text:p text:style-name="P2"><text:tab/><text:tab/>“firstName” : “Brijesh”,</text:p>
      <text:p text:style-name="P2"><text:tab/><text:tab/>“lastName” : “Prajapati”,</text:p>
      <text:p text:style-name="P2"><text:tab/><text:tab/>“email” : “bp<text:a xlink:type="simple" xlink:href="mailto:dj@gmail.com" text:style-name="Internet_20_link" text:visited-style-name="Visited_20_Internet_20_Link">@gmail.com</text:a>”,</text:p>
      <text:p text:style-name="P2"><text:tab/><text:tab/>“phone” : “9456232456”,</text:p>
      <text:p text:style-name="P2"><text:tab/><text:tab/>“gender” : “male”,</text:p>
      <text:p text:style-name="P2"><text:tab/><text:tab/>“bloodGroup” : “B+”,</text:p>
      <text:p text:style-name="P2"><text:tab/><text:tab/>“specialization” : “ General Physician”,</text:p>
      <text:p text:style-name="P2"><text:tab/><text:tab/>“experience” : “7 years”,</text:p>
      <text:p text:style-name="P2"><text:tab/><text:tab/>“address” : “Patan, Gujarat”,</text:p>
      <text:p text:style-name="P2"><text:tab/><text:tab/>“birthDate” : “04-05-2000”,</text:p>
      <text:p text:style-name="P2"><text:tab/><text:tab/>“image” : “brijesh.jpeg”</text:p>
      <text:p text:style-name="P2"><text:tab/>}]</text:p>
      <text:p text:style-name="P2"><text:s text:c="9"/>}</text:p>
      <text:p text:style-name="P2"/>
      <text:p text:style-name="P2"/>
      <text:p text:style-name="P2"/>
      <text:p text:style-name="P3">6.View Nurse List</text:p>
      <text:p text:style-name="P3"><text:s text:c="5"/><text:span text:style-name="T3">a) Endpoint: /</text:span>viewNurses</text:p>
      <text:p text:style-name="P3"><text:span text:style-name="T3"><text:s text:c="5"/>b) Request Type: </text:span>Get</text:p>
      <text:p text:style-name="P3"><text:s text:c="5"/><text:span text:style-name="T3">c) Request URL Parameter: </text:span>none</text:p>
      <text:p text:style-name="P3"><text:span text:style-name="T3"><text:s text:c="5"/>d) Request Body : </text:span>none</text:p>
      <text:p text:style-name="P2"><text:s text:c="5"/>e) Response Body:</text:p>
      <text:p text:style-name="P2"><text:s text:c="9"/>{<text:tab/>list:[</text:p>
      <text:p text:style-name="P2"><text:s text:c="11"/>{</text:p>
      <text:p text:style-name="P2"><text:tab/><text:tab/>“firstName” : “Jay”,</text:p>
      <text:p text:style-name="P2"><text:tab/><text:tab/>“lastName” : “Panchal”,</text:p>
      <text:p text:style-name="P2"><text:tab/><text:tab/>“email” : “jp<text:a xlink:type="simple" xlink:href="mailto:dj@gmail.com" text:style-name="Internet_20_link" text:visited-style-name="Visited_20_Internet_20_Link">@gmail.com</text:a>”,</text:p>
      <text:p text:style-name="P2"><text:tab/><text:tab/>“phone” : “9545645879”,</text:p>
      <text:p text:style-name="P2"><text:tab/><text:tab/>“gender” : “male”,</text:p>
      <text:p text:style-name="P2"><text:tab/><text:tab/>“bloodGroup” : “A+”,</text:p>
      <text:p text:style-name="P2"><text:tab/><text:tab/>“specialization” : null,</text:p>
      <text:p text:style-name="P2"><text:tab/><text:tab/>“experience” : “4 years”,</text:p>
      <text:p text:style-name="P2"><text:tab/><text:tab/>“address” : “Kapadvanj, Gujarat”,</text:p>
      <text:p text:style-name="P2"><text:tab/><text:tab/>“birthDate” : “14-02-2000”,</text:p>
      <text:p text:style-name="P2"><text:tab/><text:tab/>“image” : “jay.jpeg”</text:p>
      <text:p text:style-name="P2"/>
      <text:p text:style-name="P2"><text:tab/>},</text:p>
      <text:p text:style-name="P2"><text:s text:c="12"/></text:p>
      <text:p text:style-name="P2"><text:s text:c="12"/>{</text:p>
      <text:p text:style-name="P2"><text:tab/><text:tab/>“firstName” : “Smit”,</text:p>
      <text:p text:style-name="P2"><text:tab/><text:tab/>“lastName” : “Mehta”,</text:p>
      <text:p text:style-name="P2"><text:soft-page-break/><text:tab/><text:tab/>“email” : “sm<text:a xlink:type="simple" xlink:href="mailto:dj@gmail.com" text:style-name="Internet_20_link" text:visited-style-name="Visited_20_Internet_20_Link">@gmail.com</text:a>”,</text:p>
      <text:p text:style-name="P2"><text:tab/><text:tab/>“phone” : “9954512125”,</text:p>
      <text:p text:style-name="P2"><text:tab/><text:tab/>“gender” : “male”,</text:p>
      <text:p text:style-name="P2"><text:tab/><text:tab/>“bloodGroup” : “A+”,</text:p>
      <text:p text:style-name="P2"><text:tab/><text:tab/>“specialization” : “ BHMS”,</text:p>
      <text:p text:style-name="P2"><text:tab/><text:tab/>“experience” : “2 years”,</text:p>
      <text:p text:style-name="P2"><text:tab/><text:tab/>“address” : “kunj society,Mumbai”,</text:p>
      <text:p text:style-name="P2"><text:tab/><text:tab/>“birthDate” : “20-07-1995”,</text:p>
      <text:p text:style-name="P2"><text:tab/><text:tab/>“image” : “smit.jpeg”</text:p>
      <text:p text:style-name="P2"><text:tab/>}]</text:p>
      <text:p text:style-name="P2"><text:s text:c="9"/>}</text:p>
      <text:p text:style-name="P2"/>
      <text:p text:style-name="P2"/>
      <text:p text:style-name="P3">7.View Pharmacist List</text:p>
      <text:p text:style-name="P3"><text:s text:c="5"/><text:span text:style-name="T3">a) Endpoint: /</text:span>viewPharmacists</text:p>
      <text:p text:style-name="P3"><text:span text:style-name="T3"><text:s text:c="5"/>b) Request Type: </text:span>Get</text:p>
      <text:p text:style-name="P3"><text:s text:c="5"/><text:span text:style-name="T3">c) Request URL Parameter: </text:span>none</text:p>
      <text:p text:style-name="P3"><text:span text:style-name="T3"><text:s text:c="5"/>d) Request Body : </text:span>none</text:p>
      <text:p text:style-name="P2"><text:s text:c="5"/>e) Response Body:</text:p>
      <text:p text:style-name="P2"><text:s text:c="9"/>{<text:tab/>list:[</text:p>
      <text:p text:style-name="P2"><text:s text:c="11"/>{</text:p>
      <text:p text:style-name="P2"><text:tab/><text:tab/>“firstName” : “Harshil”,</text:p>
      <text:p text:style-name="P2"><text:tab/><text:tab/>“lastName” : “Buha”,</text:p>
      <text:p text:style-name="P2"><text:tab/><text:tab/>“email” : “hb<text:a xlink:type="simple" xlink:href="mailto:dj@gmail.com" text:style-name="Internet_20_link" text:visited-style-name="Visited_20_Internet_20_Link">@gmail.com</text:a>”,</text:p>
      <text:p text:style-name="P2"><text:tab/><text:tab/>“phone” : “9213456884”,</text:p>
      <text:p text:style-name="P2"><text:tab/><text:tab/>“gender” : “male”,</text:p>
      <text:p text:style-name="P2"><text:tab/><text:tab/>“bloodGroup” : “O+”,</text:p>
      <text:p text:style-name="P2"><text:tab/><text:tab/>“address” : “Amreli, Gujarat”,</text:p>
      <text:p text:style-name="P2"><text:tab/><text:tab/>“birthDate” : “24-04-2002”,</text:p>
      <text:p text:style-name="P2"><text:tab/><text:tab/>“image” : “harshil.jpeg”</text:p>
      <text:p text:style-name="P2"/>
      <text:p text:style-name="P2"><text:tab/>},</text:p>
      <text:p text:style-name="P2"><text:s text:c="12"/></text:p>
      <text:p text:style-name="P2"><text:s text:c="12"/>{</text:p>
      <text:p text:style-name="P2"><text:tab/><text:tab/>“firstName” : “Aditi”,</text:p>
      <text:p text:style-name="P2"><text:tab/><text:tab/>“lastName” : “Singh”,</text:p>
      <text:p text:style-name="P2"><text:tab/><text:tab/>“email” : “as<text:a xlink:type="simple" xlink:href="mailto:dj@gmail.com" text:style-name="Internet_20_link" text:visited-style-name="Visited_20_Internet_20_Link">@gmail.com</text:a>”,</text:p>
      <text:p text:style-name="P2"><text:tab/><text:tab/>“phone” : “8521364597”,</text:p>
      <text:p text:style-name="P2"><text:tab/><text:tab/>“gender” : “female”,</text:p>
      <text:p text:style-name="P2"><text:tab/><text:tab/>“bloodGroup” : “B-”,</text:p>
      <text:p text:style-name="P2"><text:tab/><text:tab/>“address” : “Mumbai, Maharashtra”,</text:p>
      <text:p text:style-name="P2"><text:tab/><text:tab/>“birthDate” : “06-11-1990”,</text:p>
      <text:p text:style-name="P2"><text:tab/><text:tab/>“image” : “harshil.jpeg”</text:p>
      <text:p text:style-name="P2"><text:tab/>}]</text:p>
      <text:p text:style-name="P2"><text:s text:c="9"/>}</text:p>
      <text:p text:style-name="P2"/>
      <text:p text:style-name="P2"/>
      <text:p text:style-name="P2"/>
      <text:p text:style-name="P3">8.Change Password</text:p>
      <text:p text:style-name="P3"><text:s text:c="5"/><text:span text:style-name="T3">a) Endpoint: /</text:span>changePassword</text:p>
      <text:p text:style-name="P3"><text:span text:style-name="T3"><text:s text:c="5"/>b) Request Type: </text:span>Put</text:p>
      <text:p text:style-name="P3"><text:s text:c="5"/><text:span text:style-name="T3">c) Request URL Parameter: </text:span>admin_id</text:p>
      <text:p text:style-name="P3"><text:soft-page-break/><text:span text:style-name="T3"><text:s text:c="5"/>d) Response Body :</text:span></text:p>
      <text:p text:style-name="P2"><text:tab/>{</text:p>
      <text:p text:style-name="P2"><text:tab/><text:tab/>“message” : “success”</text:p>
      <text:p text:style-name="P2"><text:tab/>}<text:tab/></text:p>
      <text:p text:style-name="P2"><text:s text:c="5"/>e) Request Body:</text:p>
      <text:p text:style-name="P2"><text:s text:c="11"/>{</text:p>
      <text:p text:style-name="P2"><text:tab/><text:tab/>“password” : “12345”<text:tab/><text:span text:style-name="T4">(ENC)</text:span></text:p>
      <text:p text:style-name="P2"><text:tab/>}</text:p>
      <text:p text:style-name="P2"/>
      <text:p text:style-name="P2"/>
      <text:p text:style-name="P3">9.View Profile</text:p>
      <text:p text:style-name="P3"><text:s text:c="5"/><text:span text:style-name="T3">a) Endpoint: /</text:span>viewProfile/&lt;id&gt;</text:p>
      <text:p text:style-name="P3"><text:span text:style-name="T3"><text:s text:c="5"/>b) Request Type: </text:span>Get</text:p>
      <text:p text:style-name="P3"><text:s text:c="5"/><text:span text:style-name="T3">c) Request URL Parameter: admin_id</text:span></text:p>
      <text:p text:style-name="P3"><text:span text:style-name="T3"><text:s text:c="5"/>d) Request Body : </text:span>none</text:p>
      <text:p text:style-name="P2"><text:s text:c="5"/>e) Response Body:</text:p>
      <text:p text:style-name="P2"><text:s text:c="11"/>{</text:p>
      <text:p text:style-name="P2"><text:tab/><text:tab/>“name” : “Ani Avetisyan”,</text:p>
      <text:p text:style-name="P2"><text:tab/><text:tab/>“email” : “<text:a xlink:type="simple" xlink:href="mailto:ani@his.ac.in" text:style-name="Internet_20_link" text:visited-style-name="Visited_20_Internet_20_Link">ani@his.ac.in</text:a></text:p>
      <text:p text:style-name="P2"><text:tab/><text:tab/>“phoneNumber” : “9852456214”<text:tab/></text:p>
      <text:p text:style-name="P2"><text:tab/>}</text:p>
      <text:p text:style-name="P2"/>
      <text:p text:style-name="P2"/>
      <text:p text:style-name="P2"/>
      <text:p text:style-name="P3">10.View Specific Doctor Profile</text:p>
      <text:p text:style-name="P3"><text:s text:c="5"/><text:span text:style-name="T3">a) Endpoint: /</text:span>id</text:p>
      <text:p text:style-name="P3"><text:span text:style-name="T3"><text:s text:c="5"/>b) Request Type: </text:span>Get</text:p>
      <text:p text:style-name="P3"><text:s text:c="5"/><text:span text:style-name="T3">c) Request URL Parameter: </text:span>doc_id</text:p>
      <text:p text:style-name="P3"><text:span text:style-name="T3"><text:s text:c="5"/>d) Request Body : </text:span>none</text:p>
      <text:p text:style-name="P2"><text:s text:c="5"/>e) Response Body:</text:p>
      <text:p text:style-name="P2"><text:s text:c="11"/>{</text:p>
      <text:p text:style-name="P2"/>
      <text:p text:style-name="P2"><text:tab/><text:tab/>“Name” : “Darshit Jakhaniya”,</text:p>
      <text:p text:style-name="P2"><text:tab/><text:tab/>“Email” : “<text:a xlink:type="simple" xlink:href="mailto:dj@gmail.com" text:style-name="Internet_20_link" text:visited-style-name="Visited_20_Internet_20_Link">dj@gmail.com</text:a>”,</text:p>
      <text:p text:style-name="P2"><text:tab/><text:tab/>“Phone No” : “98254566355”,</text:p>
      <text:p text:style-name="P2"><text:tab/><text:tab/>“Gender” : “male”,</text:p>
      <text:p text:style-name="P2"><text:tab/><text:tab/>“Blood Group” : “B+”,</text:p>
      <text:p text:style-name="P2"><text:tab/><text:tab/>“Specialization” : “Heart Surgeon”,</text:p>
      <text:p text:style-name="P2"><text:tab/><text:tab/>“Experience” : “10 years”,</text:p>
      <text:p text:style-name="P2"><text:tab/><text:tab/>“Address” : “Botad, Gujarat”,</text:p>
      <text:p text:style-name="P2"><text:tab/><text:tab/>“Birth Date” : “25-08-2002”,</text:p>
      <text:p text:style-name="P2"><text:tab/><text:tab/>“image” : “darshit.jpeg”</text:p>
      <text:p text:style-name="P2"><text:tab/>}</text:p>
      <text:p text:style-name="P2"/>
      <text:p text:style-name="P2"/>
      <text:p text:style-name="P3">11.View Specific Nurse Profile</text:p>
      <text:p text:style-name="P3"><text:s text:c="5"/><text:span text:style-name="T3">a) Endpoint: /</text:span>id</text:p>
      <text:p text:style-name="P3"><text:span text:style-name="T3"><text:s text:c="5"/>b) Request Type: </text:span>Get</text:p>
      <text:p text:style-name="P3"><text:s text:c="5"/><text:span text:style-name="T3">c) Request URL Parameter: </text:span>nur_id</text:p>
      <text:p text:style-name="P3"><text:span text:style-name="T3"><text:s text:c="5"/>d) Request Body : </text:span>none</text:p>
      <text:p text:style-name="P2"><text:s text:c="5"/>e) Response Body:</text:p>
      <text:p text:style-name="P2"><text:s text:c="11"/>{</text:p>
      <text:p text:style-name="P2"><text:soft-page-break/></text:p>
      <text:p text:style-name="P2"><text:tab/><text:tab/>“Name” : “Jay Panchal”,</text:p>
      <text:p text:style-name="P2"><text:tab/><text:tab/>“Email” : “jp<text:a xlink:type="simple" xlink:href="mailto:dj@gmail.com" text:style-name="Internet_20_link" text:visited-style-name="Visited_20_Internet_20_Link">@gmail.com</text:a>”,</text:p>
      <text:p text:style-name="P2"><text:tab/><text:tab/>“Phone No” : “9545645879”,</text:p>
      <text:p text:style-name="P2"><text:tab/><text:tab/>“Gender” : “male”,</text:p>
      <text:p text:style-name="P2"><text:tab/><text:tab/>“Blood Group” : “B+”,</text:p>
      <text:p text:style-name="P2"><text:tab/><text:tab/>“Specialization” : “MBBS”,</text:p>
      <text:p text:style-name="P2"><text:tab/><text:tab/>“Experience” : “5 years”,</text:p>
      <text:p text:style-name="P2"><text:tab/><text:tab/>“Address” : “Kapadvanj, Gujarat”,</text:p>
      <text:p text:style-name="P2"><text:tab/><text:tab/>“Birth Date” : “14-02-2000”,</text:p>
      <text:p text:style-name="P2"><text:tab/><text:tab/>“image” : “jay.jpeg”</text:p>
      <text:p text:style-name="P2"><text:tab/>}</text:p>
      <text:p text:style-name="P2"/>
      <text:p text:style-name="P2"/>
      <text:p text:style-name="P2"/>
      <text:p text:style-name="P3">12.View Specific Pharmacist Profile</text:p>
      <text:p text:style-name="P3"><text:s text:c="5"/><text:span text:style-name="T3">a) Endpoint: /</text:span>id</text:p>
      <text:p text:style-name="P3"><text:span text:style-name="T3"><text:s text:c="5"/>b) Request Type: </text:span>Get</text:p>
      <text:p text:style-name="P3"><text:s text:c="5"/><text:span text:style-name="T3">c) Request URL Parameter: </text:span>pharma_id</text:p>
      <text:p text:style-name="P3"><text:span text:style-name="T3"><text:s text:c="5"/>d) Request Body : </text:span>none</text:p>
      <text:p text:style-name="P2"><text:s text:c="5"/>e) Response Body:</text:p>
      <text:p text:style-name="P2"><text:s text:c="11"/>{</text:p>
      <text:p text:style-name="P2"/>
      <text:p text:style-name="P2"><text:tab/><text:tab/>“Name” : “Harshil Buha”,</text:p>
      <text:p text:style-name="P2"><text:tab/><text:tab/>“Email” : “hb<text:a xlink:type="simple" xlink:href="mailto:dj@gmail.com" text:style-name="Internet_20_link" text:visited-style-name="Visited_20_Internet_20_Link">@gmail.com</text:a>”,</text:p>
      <text:p text:style-name="P2"><text:tab/><text:tab/>“Phone No” : “9126543458”,</text:p>
      <text:p text:style-name="P2"><text:tab/><text:tab/>“Gender” : “male”,</text:p>
      <text:p text:style-name="P2"><text:tab/><text:tab/>“Blood Group” : “A+”,</text:p>
      <text:p text:style-name="P2"><text:tab/><text:tab/>“Address” : “Amreli, Gujarat”,</text:p>
      <text:p text:style-name="P2"><text:tab/><text:tab/>“Birth Date” : “24-04-2002”,</text:p>
      <text:p text:style-name="P2"><text:tab/><text:tab/>“image” : “harshil.jpeg”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2:26:53.732712205</meta:creation-date>
    <dc:date>2024-02-24T22:33:50.485226319</dc:date>
    <meta:editing-duration>PT4H59M10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6" meta:paragraph-count="256" meta:word-count="801" meta:character-count="6047" meta:non-whitespace-character-count="4682"/>
  </office:meta>
</office:document-meta>
</file>